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69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style:font-name-asian="Liberation Sans" style:font-name-complex="Liberation Sans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0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riptografiaP1" table:style-name="ta1">
        <table:shapes>
          <draw:frame draw:z-index="0" draw:style-name="gr1" draw:text-style-name="P1" svg:width="16.01cm" svg:height="9.004cm" svg:x="0.275cm" svg:y="8.686cm">
            <draw:object draw:notify-on-update-of-ranges="criptografiaP1.A2:criptografiaP1.A2 criptografiaP1.A3:criptografiaP1.A16 criptografiaP1.B2:criptografiaP1.B2 criptografiaP1.B3:criptografiaP1.B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83cm" svg:height="9.005cm" svg:x="16.477cm" svg:y="8.818cm">
            <draw:object draw:notify-on-update-of-ranges="criptografiaP1.E2:criptografiaP1.E2 criptografiaP1.E3:criptografiaP1.E16 criptografiaP1.F2:criptografiaP1.F2 criptografiaP1.F3:criptografiaP1.F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82cm" svg:height="9.005cm" svg:x="32.735cm" svg:y="8.951cm">
            <draw:object draw:notify-on-update-of-ranges="criptografiaP1.I2:criptografiaP1.I2 criptografiaP1.I3:criptografiaP1.I16 criptografiaP1.J2:criptografiaP1.J2 criptografiaP1.J3:criptografiaP1.J1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6.01cm" svg:height="9.004cm" svg:x="0.495cm" svg:y="18.116cm">
            <draw:object draw:notify-on-update-of-ranges="criptografiaP1.M2:criptografiaP1.M2 criptografiaP1.M3:criptografiaP1.M16 criptografiaP1.N2:criptografiaP1.N2 criptografiaP1.N3:criptografiaP1.N1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6.009cm" svg:height="9.004cm" svg:x="17.413cm" svg:y="18.142cm">
            <draw:object draw:notify-on-update-of-ranges="criptografiaP1.Q2:criptografiaP1.Q2 criptografiaP1.Q3:criptografiaP1.Q16 criptografiaP1.R2:criptografiaP1.R2 criptografiaP1.R3:criptografiaP1.R1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"/>
        <table:table-column table:style-name="co3" table:number-columns-repeated="3" table:default-cell-style-name="Default"/>
        <table:table-column table:style-name="co3" table:number-columns-repeated="12" table:default-cell-style-name="ce3"/>
        <table:table-row table:style-name="ro1">
          <table:table-cell table:style-name="ce1" office:value-type="string" calcext:value-type="string" table:number-columns-spanned="3" table:number-rows-spanned="1">
            <text:p>SUMA</text:p>
          </table:table-cell>
          <table:covered-table-cell table:number-columns-repeated="2"/>
          <table:table-cell table:style-name="Default"/>
          <table:table-cell table:style-name="ce4" office:value-type="string" calcext:value-type="string" table:number-columns-spanned="3" table:number-rows-spanned="1">
            <text:p>Multiplicacion</text:p>
          </table:table-cell>
          <table:covered-table-cell table:number-columns-repeated="2"/>
          <table:table-cell table:style-name="Default"/>
          <table:table-cell table:style-name="ce4" office:value-type="string" calcext:value-type="string" table:number-columns-spanned="3" table:number-rows-spanned="1">
            <text:p>Division</text:p>
          </table:table-cell>
          <table:covered-table-cell table:number-columns-repeated="2" table:style-name="Default"/>
          <table:table-cell table:style-name="Default"/>
          <table:table-cell table:style-name="ce5" office:value-type="string" calcext:value-type="string" table:number-columns-spanned="3" table:number-rows-spanned="1">
            <text:p>Karatsuba</text:p>
          </table:table-cell>
          <table:covered-table-cell table:number-columns-repeated="2" table:style-name="Default"/>
          <table:table-cell table:style-name="Default"/>
          <table:table-cell table:style-name="ce5" office:value-type="string" calcext:value-type="string" table:number-columns-spanned="3" table:number-rows-spanned="1">
            <text:p>Euclides</text:p>
          </table:table-cell>
          <table:covered-table-cell table:number-columns-repeated="2" table:style-name="Default"/>
        </table:table-row>
        <table:table-row table:style-name="ro1">
          <table:table-cell table:style-name="ce2" office:value-type="string" calcext:value-type="string">
            <text:p>M</text:p>
          </table:table-cell>
          <table:table-cell office:value-type="string" calcext:value-type="string">
            <text:p>Media de tiempo</text:p>
          </table:table-cell>
          <table:table-cell/>
          <table:table-cell table:style-name="Default"/>
          <table:table-cell table:style-name="ce2" office:value-type="string" calcext:value-type="string">
            <text:p>M</text:p>
          </table:table-cell>
          <table:table-cell office:value-type="string" calcext:value-type="string">
            <text:p>Media de tiempo</text:p>
          </table:table-cell>
          <table:table-cell/>
          <table:table-cell table:style-name="Default"/>
          <table:table-cell table:style-name="ce2" office:value-type="string" calcext:value-type="string">
            <text:p>M</text:p>
          </table:table-cell>
          <table:table-cell table:style-name="Default" office:value-type="string" calcext:value-type="string">
            <text:p>Media de tiempo</text:p>
          </table:table-cell>
          <table:table-cell table:style-name="Default" table:number-columns-repeated="2"/>
          <table:table-cell table:style-name="ce2" office:value-type="string" calcext:value-type="string">
            <text:p>M</text:p>
          </table:table-cell>
          <table:table-cell table:style-name="Default" office:value-type="string" calcext:value-type="string">
            <text:p>Media de tiempo</text:p>
          </table:table-cell>
          <table:table-cell table:style-name="Default" table:number-columns-repeated="2"/>
          <table:table-cell table:style-name="ce2" office:value-type="string" calcext:value-type="string">
            <text:p>M</text:p>
          </table:table-cell>
          <table:table-cell table:style-name="Default" office:value-type="string" calcext:value-type="string">
            <text:p>Media de tiempo</text:p>
          </table:table-cell>
          <table:table-cell table:style-name="Default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81577" calcext:value-type="float">
            <text:p>0.008157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0.0109346" calcext:value-type="float">
            <text:p>0.010934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259" calcext:value-type="float">
            <text:p>0.00259</text:p>
          </table:table-cell>
          <table:table-cell office:value-type="float" office:value="0.0179864" calcext:value-type="float">
            <text:p>0.017986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251" calcext:value-type="float">
            <text:p>0.00251</text:p>
          </table:table-cell>
          <table:table-cell office:value-type="float" office:value="0.0229307" calcext:value-type="float">
            <text:p>0.022930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257" calcext:value-type="float">
            <text:p>0.00257</text:p>
          </table:table-cell>
          <table:table-cell office:value-type="float" office:value="0.0232671" calcext:value-type="float">
            <text:p>0.023267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29717" calcext:value-type="float">
            <text:p>0.002971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0.00684193" calcext:value-type="float">
            <text:p>0.0068419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635466" calcext:value-type="float">
            <text:p>0.0063546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0.00261247" calcext:value-type="float">
            <text:p>0.0026124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0148" calcext:value-type="float">
            <text:p>0.00148</text:p>
          </table:table-cell>
          <table:table-cell office:value-type="float" office:value="0.0133244" calcext:value-type="float">
            <text:p>0.013324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027" calcext:value-type="float">
            <text:p>0.00027</text:p>
          </table:table-cell>
          <table:table-cell office:value-type="float" office:value="0.00243043" calcext:value-type="float">
            <text:p>0.00243043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621007" calcext:value-type="float">
            <text:p>0.00621007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0.00534678" calcext:value-type="float">
            <text:p>0.00534678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0.00026" calcext:value-type="float">
            <text:p>0.00026</text:p>
          </table:table-cell>
          <table:table-cell office:value-type="float" office:value="0.00234051" calcext:value-type="float">
            <text:p>0.00234051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0.00149" calcext:value-type="float">
            <text:p>0.00149</text:p>
          </table:table-cell>
          <table:table-cell office:value-type="float" office:value="0.0134142" calcext:value-type="float">
            <text:p>0.013414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297069" calcext:value-type="float">
            <text:p>0.00297069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630111" calcext:value-type="float">
            <text:p>0.00630111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456789" calcext:value-type="float">
            <text:p>0.00456789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.002251" calcext:value-type="float">
            <text:p>0.002251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0.00148" calcext:value-type="float">
            <text:p>0.00148</text:p>
          </table:table-cell>
          <table:table-cell office:value-type="float" office:value="0.0133208" calcext:value-type="float">
            <text:p>0.013320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49557" calcext:value-type="float">
            <text:p>0.0049557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0.00087" calcext:value-type="float">
            <text:p>0.00087</text:p>
          </table:table-cell>
          <table:table-cell office:value-type="float" office:value="0.00783409" calcext:value-type="float">
            <text:p>0.00783409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0.00089" calcext:value-type="float">
            <text:p>0.00089</text:p>
          </table:table-cell>
          <table:table-cell office:value-type="float" office:value="0.00854674" calcext:value-type="float">
            <text:p>0.00854674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0.00026" calcext:value-type="float">
            <text:p>0.00026</text:p>
          </table:table-cell>
          <table:table-cell office:value-type="float" office:value="0.00234094" calcext:value-type="float">
            <text:p>0.00234094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0.00151" calcext:value-type="float">
            <text:p>0.00151</text:p>
          </table:table-cell>
          <table:table-cell office:value-type="float" office:value="0.0135915" calcext:value-type="float">
            <text:p>0.0135915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639226" calcext:value-type="float">
            <text:p>0.00639226</text:p>
          </table:table-cell>
          <table:table-cell/>
          <table:table-cell office:value-type="float" office:value="3200" calcext:value-type="float">
            <text:p>3200</text:p>
          </table:table-cell>
          <table:table-cell office:value-type="float" office:value="0.00096" calcext:value-type="float">
            <text:p>0.00096</text:p>
          </table:table-cell>
          <table:table-cell office:value-type="float" office:value="0.00864268" calcext:value-type="float">
            <text:p>0.00864268</text:p>
          </table:table-cell>
          <table:table-cell/>
          <table:table-cell office:value-type="float" office:value="3200" calcext:value-type="float">
            <text:p>32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83456" calcext:value-type="float">
            <text:p>0.0083456</text:p>
          </table:table-cell>
          <table:table-cell/>
          <table:table-cell office:value-type="float" office:value="3200" calcext:value-type="float">
            <text:p>320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360083" calcext:value-type="float">
            <text:p>0.00360083</text:p>
          </table:table-cell>
          <table:table-cell/>
          <table:table-cell office:value-type="float" office:value="3200" calcext:value-type="float">
            <text:p>3200</text:p>
          </table:table-cell>
          <table:table-cell office:value-type="float" office:value="0.00152" calcext:value-type="float">
            <text:p>0.00152</text:p>
          </table:table-cell>
          <table:table-cell office:value-type="float" office:value="0.0136811" calcext:value-type="float">
            <text:p>0.0136811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0.00163" calcext:value-type="float">
            <text:p>0.00163</text:p>
          </table:table-cell>
          <table:table-cell office:value-type="float" office:value="0.0146793" calcext:value-type="float">
            <text:p>0.0146793</text:p>
          </table:table-cell>
          <table:table-cell/>
          <table:table-cell office:value-type="float" office:value="6400" calcext:value-type="float">
            <text:p>6400</text:p>
          </table:table-cell>
          <table:table-cell office:value-type="float" office:value="0.00237" calcext:value-type="float">
            <text:p>0.00237</text:p>
          </table:table-cell>
          <table:table-cell office:value-type="float" office:value="0.0213489" calcext:value-type="float">
            <text:p>0.0213489</text:p>
          </table:table-cell>
          <table:table-cell/>
          <table:table-cell office:value-type="float" office:value="6400" calcext:value-type="float">
            <text:p>6400</text:p>
          </table:table-cell>
          <table:table-cell office:value-type="float" office:value="0.002567" calcext:value-type="float">
            <text:p>0.002567</text:p>
          </table:table-cell>
          <table:table-cell office:value-type="float" office:value="0.0231245" calcext:value-type="float">
            <text:p>0.0231245</text:p>
          </table:table-cell>
          <table:table-cell/>
          <table:table-cell office:value-type="float" office:value="6400" calcext:value-type="float">
            <text:p>6400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478571" calcext:value-type="float">
            <text:p>0.00478571</text:p>
          </table:table-cell>
          <table:table-cell/>
          <table:table-cell office:value-type="float" office:value="6400" calcext:value-type="float">
            <text:p>6400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207077" calcext:value-type="float">
            <text:p>0.0207077</text:p>
          </table:table-cell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0.00115" calcext:value-type="float">
            <text:p>0.00115</text:p>
          </table:table-cell>
          <table:table-cell office:value-type="float" office:value="0.0103538" calcext:value-type="float">
            <text:p>0.0103538</text:p>
          </table:table-cell>
          <table:table-cell/>
          <table:table-cell office:value-type="float" office:value="12800" calcext:value-type="float">
            <text:p>1280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80044" calcext:value-type="float">
            <text:p>0.0180044</text:p>
          </table:table-cell>
          <table:table-cell/>
          <table:table-cell office:value-type="float" office:value="12800" calcext:value-type="float">
            <text:p>1280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567823" calcext:value-type="float">
            <text:p>0.01567823</text:p>
          </table:table-cell>
          <table:table-cell/>
          <table:table-cell office:value-type="float" office:value="12800" calcext:value-type="float">
            <text:p>12800</text:p>
          </table:table-cell>
          <table:table-cell office:value-type="float" office:value="0.00087" calcext:value-type="float">
            <text:p>0.00087</text:p>
          </table:table-cell>
          <table:table-cell office:value-type="float" office:value="0.00783575" calcext:value-type="float">
            <text:p>0.00783575</text:p>
          </table:table-cell>
          <table:table-cell/>
          <table:table-cell office:value-type="float" office:value="12800" calcext:value-type="float">
            <text:p>12800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203652" calcext:value-type="float">
            <text:p>0.0203652</text:p>
          </table:table-cell>
        </table:table-row>
        <table:table-row table:style-name="ro1">
          <table:table-cell office:value-type="float" office:value="25600" calcext:value-type="float">
            <text:p>25600</text:p>
          </table:table-cell>
          <table:table-cell office:value-type="float" office:value="0.00089" calcext:value-type="float">
            <text:p>0.00089</text:p>
          </table:table-cell>
          <table:table-cell office:value-type="float" office:value="0.00802677" calcext:value-type="float">
            <text:p>0.00802677</text:p>
          </table:table-cell>
          <table:table-cell/>
          <table:table-cell office:value-type="float" office:value="25600" calcext:value-type="float">
            <text:p>25600</text:p>
          </table:table-cell>
          <table:table-cell office:value-type="float" office:value="0.00167" calcext:value-type="float">
            <text:p>0.00167</text:p>
          </table:table-cell>
          <table:table-cell office:value-type="float" office:value="0.0150485" calcext:value-type="float">
            <text:p>0.0150485</text:p>
          </table:table-cell>
          <table:table-cell/>
          <table:table-cell office:value-type="float" office:value="25600" calcext:value-type="float">
            <text:p>2560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167878" calcext:value-type="float">
            <text:p>0.0167878</text:p>
          </table:table-cell>
          <table:table-cell/>
          <table:table-cell office:value-type="float" office:value="25600" calcext:value-type="float">
            <text:p>25600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110092" calcext:value-type="float">
            <text:p>0.0110092</text:p>
          </table:table-cell>
          <table:table-cell/>
          <table:table-cell office:value-type="float" office:value="25600" calcext:value-type="float">
            <text:p>25600</text:p>
          </table:table-cell>
          <table:table-cell office:value-type="float" office:value="0.00321" calcext:value-type="float">
            <text:p>0.00321</text:p>
          </table:table-cell>
          <table:table-cell office:value-type="float" office:value="0.0289008" calcext:value-type="float">
            <text:p>0.0289008</text:p>
          </table:table-cell>
        </table:table-row>
        <table:table-row table:style-name="ro1">
          <table:table-cell office:value-type="float" office:value="51200" calcext:value-type="float">
            <text:p>51200</text:p>
          </table:table-cell>
          <table:table-cell office:value-type="float" office:value="0.00118" calcext:value-type="float">
            <text:p>0.00118</text:p>
          </table:table-cell>
          <table:table-cell office:value-type="float" office:value="0.0106687" calcext:value-type="float">
            <text:p>0.0106687</text:p>
          </table:table-cell>
          <table:table-cell/>
          <table:table-cell office:value-type="float" office:value="51200" calcext:value-type="float">
            <text:p>51200</text:p>
          </table:table-cell>
          <table:table-cell office:value-type="float" office:value="0.00159" calcext:value-type="float">
            <text:p>0.00159</text:p>
          </table:table-cell>
          <table:table-cell office:value-type="float" office:value="0.0143304" calcext:value-type="float">
            <text:p>0.0143304</text:p>
          </table:table-cell>
          <table:table-cell/>
          <table:table-cell office:value-type="float" office:value="51200" calcext:value-type="float">
            <text:p>5120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356782" calcext:value-type="float">
            <text:p>0.0356782</text:p>
          </table:table-cell>
          <table:table-cell/>
          <table:table-cell office:value-type="float" office:value="51200" calcext:value-type="float">
            <text:p>5120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108176" calcext:value-type="float">
            <text:p>0.0108176</text:p>
          </table:table-cell>
          <table:table-cell/>
          <table:table-cell office:value-type="float" office:value="51200" calcext:value-type="float">
            <text:p>51200</text:p>
          </table:table-cell>
          <table:table-cell office:value-type="float" office:value="0.00253" calcext:value-type="float">
            <text:p>0.00253</text:p>
          </table:table-cell>
          <table:table-cell office:value-type="float" office:value="0.0227972" calcext:value-type="float">
            <text:p>0.0227972</text:p>
          </table:table-cell>
        </table:table-row>
        <table:table-row table:style-name="ro1">
          <table:table-cell office:value-type="float" office:value="102400" calcext:value-type="float">
            <text:p>102400</text:p>
          </table:table-cell>
          <table:table-cell office:value-type="float" office:value="0.00177" calcext:value-type="float">
            <text:p>0.00177</text:p>
          </table:table-cell>
          <table:table-cell office:value-type="float" office:value="0.01594" calcext:value-type="float">
            <text:p>0.01594</text:p>
          </table:table-cell>
          <table:table-cell/>
          <table:table-cell office:value-type="float" office:value="102400" calcext:value-type="float">
            <text:p>102400</text:p>
          </table:table-cell>
          <table:table-cell office:value-type="float" office:value="0.00236" calcext:value-type="float">
            <text:p>0.00236</text:p>
          </table:table-cell>
          <table:table-cell office:value-type="float" office:value="0.021261" calcext:value-type="float">
            <text:p>0.021261</text:p>
          </table:table-cell>
          <table:table-cell/>
          <table:table-cell office:value-type="float" office:value="102400" calcext:value-type="float">
            <text:p>102400</text:p>
          </table:table-cell>
          <table:table-cell office:value-type="float" office:value="0.00257" calcext:value-type="float">
            <text:p>0.00257</text:p>
          </table:table-cell>
          <table:table-cell office:value-type="float" office:value="0.0435634" calcext:value-type="float">
            <text:p>0.0435634</text:p>
          </table:table-cell>
          <table:table-cell/>
          <table:table-cell office:value-type="float" office:value="102400" calcext:value-type="float">
            <text:p>102400</text:p>
          </table:table-cell>
          <table:table-cell office:value-type="float" office:value="0.00109" calcext:value-type="float">
            <text:p>0.00109</text:p>
          </table:table-cell>
          <table:table-cell office:value-type="float" office:value="0.00982746" calcext:value-type="float">
            <text:p>0.00982746</text:p>
          </table:table-cell>
          <table:table-cell/>
          <table:table-cell office:value-type="float" office:value="102400" calcext:value-type="float">
            <text:p>102400</text:p>
          </table:table-cell>
          <table:table-cell office:value-type="float" office:value="0.00513" calcext:value-type="float">
            <text:p>0.00513</text:p>
          </table:table-cell>
          <table:table-cell office:value-type="float" office:value="0.0461843" calcext:value-type="float">
            <text:p>0.0461843</text:p>
          </table:table-cell>
        </table:table-row>
        <table:table-row table:style-name="ro1">
          <table:table-cell office:value-type="float" office:value="204800" calcext:value-type="float">
            <text:p>204800</text:p>
          </table:table-cell>
          <table:table-cell office:value-type="float" office:value="0.00258" calcext:value-type="float">
            <text:p>0.00258</text:p>
          </table:table-cell>
          <table:table-cell office:value-type="float" office:value="0.0232301" calcext:value-type="float">
            <text:p>0.0232301</text:p>
          </table:table-cell>
          <table:table-cell/>
          <table:table-cell office:value-type="float" office:value="204800" calcext:value-type="float">
            <text:p>204800</text:p>
          </table:table-cell>
          <table:table-cell office:value-type="float" office:value="0.00337" calcext:value-type="float">
            <text:p>0.00337</text:p>
          </table:table-cell>
          <table:table-cell office:value-type="float" office:value="0.0303399" calcext:value-type="float">
            <text:p>0.0303399</text:p>
          </table:table-cell>
          <table:table-cell/>
          <table:table-cell office:value-type="float" office:value="204800" calcext:value-type="float">
            <text:p>204800</text:p>
          </table:table-cell>
          <table:table-cell office:value-type="float" office:value="0.00389" calcext:value-type="float">
            <text:p>0.00389</text:p>
          </table:table-cell>
          <table:table-cell office:value-type="float" office:value="0.0607023" calcext:value-type="float">
            <text:p>0.0607023</text:p>
          </table:table-cell>
          <table:table-cell/>
          <table:table-cell office:value-type="float" office:value="204800" calcext:value-type="float">
            <text:p>204800</text:p>
          </table:table-cell>
          <table:table-cell office:value-type="float" office:value="0.00174" calcext:value-type="float">
            <text:p>0.00174</text:p>
          </table:table-cell>
          <table:table-cell office:value-type="float" office:value="0.0156761" calcext:value-type="float">
            <text:p>0.0156761</text:p>
          </table:table-cell>
          <table:table-cell/>
          <table:table-cell office:value-type="float" office:value="204800" calcext:value-type="float">
            <text:p>204800</text:p>
          </table:table-cell>
          <table:table-cell office:value-type="float" office:value="0.00472" calcext:value-type="float">
            <text:p>0.00472</text:p>
          </table:table-cell>
          <table:table-cell office:value-type="float" office:value="0.0424924" calcext:value-type="float">
            <text:p>0.0424924</text:p>
          </table:table-cell>
        </table:table-row>
        <table:table-row table:style-name="ro1">
          <table:table-cell office:value-type="float" office:value="409600" calcext:value-type="float">
            <text:p>409600</text:p>
          </table:table-cell>
          <table:table-cell office:value-type="float" office:value="0.00354" calcext:value-type="float">
            <text:p>0.00354</text:p>
          </table:table-cell>
          <table:table-cell office:value-type="float" office:value="0.031988" calcext:value-type="float">
            <text:p>0.031988</text:p>
          </table:table-cell>
          <table:table-cell/>
          <table:table-cell office:value-type="float" office:value="409600" calcext:value-type="float">
            <text:p>409600</text:p>
          </table:table-cell>
          <table:table-cell office:value-type="float" office:value="0.00419" calcext:value-type="float">
            <text:p>0.00419</text:p>
          </table:table-cell>
          <table:table-cell office:value-type="float" office:value="0.0377137" calcext:value-type="float">
            <text:p>0.0377137</text:p>
          </table:table-cell>
          <table:table-cell/>
          <table:table-cell office:value-type="float" office:value="409600" calcext:value-type="float">
            <text:p>409600</text:p>
          </table:table-cell>
          <table:table-cell office:value-type="float" office:value="0.00429" calcext:value-type="float">
            <text:p>0.00429</text:p>
          </table:table-cell>
          <table:table-cell office:value-type="float" office:value="0.0543678" calcext:value-type="float">
            <text:p>0.0543678</text:p>
          </table:table-cell>
          <table:table-cell/>
          <table:table-cell office:value-type="float" office:value="409600" calcext:value-type="float">
            <text:p>409600</text:p>
          </table:table-cell>
          <table:table-cell office:value-type="float" office:value="0.00241" calcext:value-type="float">
            <text:p>0.00241</text:p>
          </table:table-cell>
          <table:table-cell office:value-type="float" office:value="0.021698" calcext:value-type="float">
            <text:p>0.021698</text:p>
          </table:table-cell>
          <table:table-cell/>
          <table:table-cell office:value-type="float" office:value="409600" calcext:value-type="float">
            <text:p>409600</text:p>
          </table:table-cell>
          <table:table-cell office:value-type="float" office:value="0.00473" calcext:value-type="float">
            <text:p>0.00473</text:p>
          </table:table-cell>
          <table:table-cell office:value-type="float" office:value="0.0425753" calcext:value-type="float">
            <text:p>0.0425753</text:p>
          </table:table-cell>
        </table:table-row>
        <table:table-row table:style-name="ro1">
          <table:table-cell office:value-type="float" office:value="819200" calcext:value-type="float">
            <text:p>819200</text:p>
          </table:table-cell>
          <table:table-cell office:value-type="float" office:value="0.00264" calcext:value-type="float">
            <text:p>0.00264</text:p>
          </table:table-cell>
          <table:table-cell office:value-type="float" office:value="0.0237616" calcext:value-type="float">
            <text:p>0.0237616</text:p>
          </table:table-cell>
          <table:table-cell/>
          <table:table-cell office:value-type="float" office:value="819200" calcext:value-type="float">
            <text:p>81920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360058" calcext:value-type="float">
            <text:p>0.0360058</text:p>
          </table:table-cell>
          <table:table-cell/>
          <table:table-cell office:value-type="float" office:value="819200" calcext:value-type="float">
            <text:p>81920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6879575" calcext:value-type="float">
            <text:p>0.06879575</text:p>
          </table:table-cell>
          <table:table-cell/>
          <table:table-cell office:value-type="float" office:value="819200" calcext:value-type="float">
            <text:p>819200</text:p>
          </table:table-cell>
          <table:table-cell office:value-type="float" office:value="0.00348" calcext:value-type="float">
            <text:p>0.00348</text:p>
          </table:table-cell>
          <table:table-cell office:value-type="float" office:value="0.0314272" calcext:value-type="float">
            <text:p>0.0314272</text:p>
          </table:table-cell>
          <table:table-cell/>
          <table:table-cell office:value-type="float" office:value="819200" calcext:value-type="float">
            <text:p>819200</text:p>
          </table:table-cell>
          <table:table-cell office:value-type="float" office:value="0.00462" calcext:value-type="float">
            <text:p>0.00462</text:p>
          </table:table-cell>
          <table:table-cell office:value-type="float" office:value="0.0415845" calcext:value-type="float">
            <text:p>0.04158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number number:decimal-places="0" number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01">
      <number:text>-</number:text>
      <number:number number:decimal-places="0" number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01P0"/>
    </number:currency-style>
    <number:currency-style style:name="N102P0" style:volatile="true">
      <number:number number:decimal-places="0" number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02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02P0"/>
    </number:currency-style>
    <number:number-style style:name="N103">
      <number:scientific-number number:decimal-places="2" number:min-decimal-places="2" number:min-integer-digits="1" number:min-exponent-digits="2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3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31T20:09:08.415000000</dc:date>
    <meta:editing-duration>PT16M23S</meta:editing-duration>
    <meta:editing-cycles>1</meta:editing-cycles>
    <meta:document-statistic meta:table-count="1" meta:cell-count="225" meta:object-count="5"/>
    <meta:generator>LibreOffice/7.1.2.2$Windows_X86_64 LibreOffice_project/8a45595d069ef5570103caea1b71cc9d82b2aae4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1cm" svg:height="9.005cm" xlink:href=".." xlink:type="simple" chart:class="chart:line" chart:style-name="ch1">
        <chart:title svg:x="7.353cm" svg:y="0.316cm" chart:style-name="ch2">
          <text:p>Suma</text:p>
        </chart:title>
        <chart:legend chart:legend-position="end" svg:x="12.127cm" svg:y="4.203cm" style:legend-expansion="high" chart:style-name="ch3"/>
        <chart:plot-area chart:style-name="ch4" table:cell-range-address="criptografiaP1.A2:criptografiaP1.B16" chart:data-source-has-labels="both" svg:x="0.32cm" svg:y="1.275cm" svg:width="11.487cm" svg:height="7.55cm">
          <chart:coordinate-region svg:x="1.603cm" svg:y="1.275cm" svg:width="10.064cm" svg:height="6.035cm"/>
          <chart:axis chart:dimension="x" chart:name="primary-x" chart:style-name="ch5" chartooo:axis-type="auto">
            <chartooo:date-scale/>
            <chart:categories table:cell-range-address="criptografiaP1.A3:criptografiaP1.A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riptografiaP1.B3:criptografiaP1.B16" chart:label-cell-address="criptografiaP1.B2:criptografiaP1.B2" chart:class="chart:line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 de tiempo</text:p>
                <draw:g>
                  <svg:desc>criptografiaP1.B2:criptografiaP1.B2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criptografiaP1.A3:criptografiaP1.A16</svg:desc>
                </draw:g>
              </table:table-cell>
              <table:table-cell office:value-type="float" office:value="0.0009">
                <text:p>0.0009</text:p>
                <draw:g>
                  <svg:desc>criptografiaP1.B3:criptografiaP1.B16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0027">
                <text:p>0.00027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00055">
                <text:p>0.00055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0.00071">
                <text:p>0.00071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0.00163">
                <text:p>0.00163</text:p>
              </table:table-cell>
            </table:table-row>
            <table:table-row>
              <table:table-cell office:value-type="float" office:value="12800">
                <text:p>12800</text:p>
              </table:table-cell>
              <table:table-cell office:value-type="float" office:value="0.00115">
                <text:p>0.00115</text:p>
              </table:table-cell>
            </table:table-row>
            <table:table-row>
              <table:table-cell office:value-type="float" office:value="25600">
                <text:p>25600</text:p>
              </table:table-cell>
              <table:table-cell office:value-type="float" office:value="0.00089">
                <text:p>0.00089</text:p>
              </table:table-cell>
            </table:table-row>
            <table:table-row>
              <table:table-cell office:value-type="float" office:value="51200">
                <text:p>51200</text:p>
              </table:table-cell>
              <table:table-cell office:value-type="float" office:value="0.00118">
                <text:p>0.00118</text:p>
              </table:table-cell>
            </table:table-row>
            <table:table-row>
              <table:table-cell office:value-type="float" office:value="102400">
                <text:p>102400</text:p>
              </table:table-cell>
              <table:table-cell office:value-type="float" office:value="0.00177">
                <text:p>0.00177</text:p>
              </table:table-cell>
            </table:table-row>
            <table:table-row>
              <table:table-cell office:value-type="float" office:value="204800">
                <text:p>204800</text:p>
              </table:table-cell>
              <table:table-cell office:value-type="float" office:value="0.00258">
                <text:p>0.00258</text:p>
              </table:table-cell>
            </table:table-row>
            <table:table-row>
              <table:table-cell office:value-type="float" office:value="409600">
                <text:p>409600</text:p>
              </table:table-cell>
              <table:table-cell office:value-type="float" office:value="0.00354">
                <text:p>0.00354</text:p>
              </table:table-cell>
            </table:table-row>
            <table:table-row>
              <table:table-cell office:value-type="float" office:value="819200">
                <text:p>819200</text:p>
              </table:table-cell>
              <table:table-cell office:value-type="float" office:value="0.00264">
                <text:p>0.002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4cm" svg:height="9.006cm" xlink:href=".." xlink:type="simple" chart:class="chart:line" chart:style-name="ch1">
        <chart:title svg:x="6.559cm" svg:y="0.316cm" chart:style-name="ch2">
          <text:p>Multiplicación</text:p>
        </chart:title>
        <chart:legend chart:legend-position="end" svg:x="12.1cm" svg:y="4.204cm" style:legend-expansion="high" chart:style-name="ch3"/>
        <chart:plot-area chart:style-name="ch4" table:cell-range-address="criptografiaP1.E2:criptografiaP1.F16" chart:data-source-has-labels="both" svg:x="0.319cm" svg:y="1.275cm" svg:width="11.462cm" svg:height="7.551cm">
          <chart:coordinate-region svg:x="1.602cm" svg:y="1.275cm" svg:width="10.039cm" svg:height="6.036cm"/>
          <chart:axis chart:dimension="x" chart:name="primary-x" chart:style-name="ch5" chartooo:axis-type="auto">
            <chartooo:date-scale/>
            <chart:categories table:cell-range-address="criptografiaP1.E3:criptografiaP1.E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riptografiaP1.F3:criptografiaP1.F16" chart:label-cell-address="criptografiaP1.F2:criptografiaP1.F2" chart:class="chart:line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 de tiempo</text:p>
                <draw:g>
                  <svg:desc>criptografiaP1.F2:criptografiaP1.F2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criptografiaP1.E3:criptografiaP1.E16</svg:desc>
                </draw:g>
              </table:table-cell>
              <table:table-cell office:value-type="float" office:value="0.00121">
                <text:p>0.00121</text:p>
                <draw:g>
                  <svg:desc>criptografiaP1.F3:criptografiaP1.F16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076">
                <text:p>0.0007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0069">
                <text:p>0.00069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007">
                <text:p>0.0007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00087">
                <text:p>0.00087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0.00096">
                <text:p>0.00096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0.00237">
                <text:p>0.00237</text:p>
              </table:table-cell>
            </table:table-row>
            <table:table-row>
              <table:table-cell office:value-type="float" office:value="12800">
                <text:p>1280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25600">
                <text:p>25600</text:p>
              </table:table-cell>
              <table:table-cell office:value-type="float" office:value="0.00167">
                <text:p>0.00167</text:p>
              </table:table-cell>
            </table:table-row>
            <table:table-row>
              <table:table-cell office:value-type="float" office:value="51200">
                <text:p>51200</text:p>
              </table:table-cell>
              <table:table-cell office:value-type="float" office:value="0.00159">
                <text:p>0.00159</text:p>
              </table:table-cell>
            </table:table-row>
            <table:table-row>
              <table:table-cell office:value-type="float" office:value="102400">
                <text:p>102400</text:p>
              </table:table-cell>
              <table:table-cell office:value-type="float" office:value="0.00236">
                <text:p>0.00236</text:p>
              </table:table-cell>
            </table:table-row>
            <table:table-row>
              <table:table-cell office:value-type="float" office:value="204800">
                <text:p>204800</text:p>
              </table:table-cell>
              <table:table-cell office:value-type="float" office:value="0.00337">
                <text:p>0.00337</text:p>
              </table:table-cell>
            </table:table-row>
            <table:table-row>
              <table:table-cell office:value-type="float" office:value="409600">
                <text:p>409600</text:p>
              </table:table-cell>
              <table:table-cell office:value-type="float" office:value="0.00419">
                <text:p>0.00419</text:p>
              </table:table-cell>
            </table:table-row>
            <table:table-row>
              <table:table-cell office:value-type="float" office:value="819200">
                <text:p>819200</text:p>
              </table:table-cell>
              <table:table-cell office:value-type="float" office:value="0.004">
                <text:p>0.0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3cm" svg:height="9.006cm" xlink:href=".." xlink:type="simple" chart:class="chart:line" chart:style-name="ch1">
        <chart:title svg:x="7.114cm" svg:y="0.316cm" chart:style-name="ch2">
          <text:p>División</text:p>
        </chart:title>
        <chart:legend chart:legend-position="end" svg:x="12.099cm" svg:y="4.204cm" style:legend-expansion="high" chart:style-name="ch3"/>
        <chart:plot-area chart:style-name="ch4" table:cell-range-address="criptografiaP1.I2:criptografiaP1.J16" chart:data-source-has-labels="both" svg:x="0.319cm" svg:y="1.275cm" svg:width="11.461cm" svg:height="7.551cm">
          <chart:coordinate-region svg:x="1.417cm" svg:y="1.275cm" svg:width="10.223cm" svg:height="6.036cm"/>
          <chart:axis chart:dimension="x" chart:name="primary-x" chart:style-name="ch5" chartooo:axis-type="auto">
            <chartooo:date-scale/>
            <chart:categories table:cell-range-address="criptografiaP1.I3:criptografiaP1.I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riptografiaP1.J3:criptografiaP1.J16" chart:label-cell-address="criptografiaP1.J2:criptografiaP1.J2" chart:class="chart:line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 de tiempo</text:p>
                <draw:g>
                  <svg:desc>criptografiaP1.J2:criptografiaP1.J2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criptografiaP1.I3:criptografiaP1.I16</svg:desc>
                </draw:g>
              </table:table-cell>
              <table:table-cell office:value-type="float" office:value="0.00259">
                <text:p>0.00259</text:p>
                <draw:g>
                  <svg:desc>criptografiaP1.J3:criptografiaP1.J16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09">
                <text:p>0.000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0078">
                <text:p>0.00078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009">
                <text:p>0.0009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00089">
                <text:p>0.00089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0.002567">
                <text:p>0.002567</text:p>
              </table:table-cell>
            </table:table-row>
            <table:table-row>
              <table:table-cell office:value-type="float" office:value="12800">
                <text:p>12800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25600">
                <text:p>25600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float" office:value="51200">
                <text:p>51200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float" office:value="102400">
                <text:p>102400</text:p>
              </table:table-cell>
              <table:table-cell office:value-type="float" office:value="0.00257">
                <text:p>0.00257</text:p>
              </table:table-cell>
            </table:table-row>
            <table:table-row>
              <table:table-cell office:value-type="float" office:value="204800">
                <text:p>204800</text:p>
              </table:table-cell>
              <table:table-cell office:value-type="float" office:value="0.00389">
                <text:p>0.00389</text:p>
              </table:table-cell>
            </table:table-row>
            <table:table-row>
              <table:table-cell office:value-type="float" office:value="409600">
                <text:p>409600</text:p>
              </table:table-cell>
              <table:table-cell office:value-type="float" office:value="0.00429">
                <text:p>0.00429</text:p>
              </table:table-cell>
            </table:table-row>
            <table:table-row>
              <table:table-cell office:value-type="float" office:value="819200">
                <text:p>819200</text:p>
              </table:table-cell>
              <table:table-cell office:value-type="float" office:value="0.007">
                <text:p>0.00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1cm" svg:height="9.005cm" xlink:href=".." xlink:type="simple" chart:class="chart:line" chart:style-name="ch1">
        <chart:title svg:x="6.916cm" svg:y="0.316cm" chart:style-name="ch2">
          <text:p>Karatsuba</text:p>
        </chart:title>
        <chart:legend chart:legend-position="end" svg:x="12.127cm" svg:y="4.203cm" style:legend-expansion="high" chart:style-name="ch3"/>
        <chart:plot-area chart:style-name="ch4" table:cell-range-address="criptografiaP1.M2:criptografiaP1.N16" chart:data-source-has-labels="both" svg:x="0.32cm" svg:y="1.275cm" svg:width="11.487cm" svg:height="7.55cm">
          <chart:coordinate-region svg:x="1.603cm" svg:y="1.275cm" svg:width="10.064cm" svg:height="6.035cm"/>
          <chart:axis chart:dimension="x" chart:name="primary-x" chart:style-name="ch5" chartooo:axis-type="auto">
            <chartooo:date-scale/>
            <chart:categories table:cell-range-address="criptografiaP1.M3:criptografiaP1.M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riptografiaP1.N3:criptografiaP1.N16" chart:label-cell-address="criptografiaP1.N2:criptografiaP1.N2" chart:class="chart:line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 de tiempo</text:p>
                <draw:g>
                  <svg:desc>criptografiaP1.N2:criptografiaP1.N2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criptografiaP1.M3:criptografiaP1.M16</svg:desc>
                </draw:g>
              </table:table-cell>
              <table:table-cell office:value-type="float" office:value="0.00251">
                <text:p>0.00251</text:p>
                <draw:g>
                  <svg:desc>criptografiaP1.N3:criptografiaP1.N16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029">
                <text:p>0.0002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0026">
                <text:p>0.00026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0025">
                <text:p>0.00025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00026">
                <text:p>0.00026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0.00053">
                <text:p>0.00053</text:p>
              </table:table-cell>
            </table:table-row>
            <table:table-row>
              <table:table-cell office:value-type="float" office:value="12800">
                <text:p>12800</text:p>
              </table:table-cell>
              <table:table-cell office:value-type="float" office:value="0.00087">
                <text:p>0.00087</text:p>
              </table:table-cell>
            </table:table-row>
            <table:table-row>
              <table:table-cell office:value-type="float" office:value="25600">
                <text:p>25600</text:p>
              </table:table-cell>
              <table:table-cell office:value-type="float" office:value="0.00122">
                <text:p>0.00122</text:p>
              </table:table-cell>
            </table:table-row>
            <table:table-row>
              <table:table-cell office:value-type="float" office:value="51200">
                <text:p>51200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float" office:value="102400">
                <text:p>102400</text:p>
              </table:table-cell>
              <table:table-cell office:value-type="float" office:value="0.00109">
                <text:p>0.00109</text:p>
              </table:table-cell>
            </table:table-row>
            <table:table-row>
              <table:table-cell office:value-type="float" office:value="204800">
                <text:p>204800</text:p>
              </table:table-cell>
              <table:table-cell office:value-type="float" office:value="0.00174">
                <text:p>0.00174</text:p>
              </table:table-cell>
            </table:table-row>
            <table:table-row>
              <table:table-cell office:value-type="float" office:value="409600">
                <text:p>409600</text:p>
              </table:table-cell>
              <table:table-cell office:value-type="float" office:value="0.00241">
                <text:p>0.00241</text:p>
              </table:table-cell>
            </table:table-row>
            <table:table-row>
              <table:table-cell office:value-type="float" office:value="819200">
                <text:p>819200</text:p>
              </table:table-cell>
              <table:table-cell office:value-type="float" office:value="0.00348">
                <text:p>0.0034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cm" svg:height="9.005cm" xlink:href=".." xlink:type="simple" chart:class="chart:line" chart:style-name="ch1">
        <chart:title svg:x="7.075cm" svg:y="0.316cm" chart:style-name="ch2">
          <text:p>Euclides</text:p>
        </chart:title>
        <chart:legend chart:legend-position="end" svg:x="12.126cm" svg:y="4.203cm" style:legend-expansion="high" chart:style-name="ch3"/>
        <chart:plot-area chart:style-name="ch4" table:cell-range-address="criptografiaP1.Q2:criptografiaP1.R16" chart:data-source-has-labels="both" svg:x="0.32cm" svg:y="1.275cm" svg:width="11.486cm" svg:height="7.55cm">
          <chart:coordinate-region svg:x="1.418cm" svg:y="1.275cm" svg:width="10.248cm" svg:height="6.034cm"/>
          <chart:axis chart:dimension="x" chart:name="primary-x" chart:style-name="ch5" chartooo:axis-type="auto">
            <chartooo:date-scale/>
            <chart:categories table:cell-range-address="criptografiaP1.Q3:criptografiaP1.Q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riptografiaP1.R3:criptografiaP1.R16" chart:label-cell-address="criptografiaP1.R2:criptografiaP1.R2" chart:class="chart:line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 de tiempo</text:p>
                <draw:g>
                  <svg:desc>criptografiaP1.R2:criptografiaP1.R2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criptografiaP1.Q3:criptografiaP1.Q16</svg:desc>
                </draw:g>
              </table:table-cell>
              <table:table-cell office:value-type="float" office:value="0.00257">
                <text:p>0.00257</text:p>
                <draw:g>
                  <svg:desc>criptografiaP1.R3:criptografiaP1.R16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148">
                <text:p>0.0014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0149">
                <text:p>0.00149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0148">
                <text:p>0.00148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00151">
                <text:p>0.00151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0.00152">
                <text:p>0.00152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0.0023">
                <text:p>0.0023</text:p>
              </table:table-cell>
            </table:table-row>
            <table:table-row>
              <table:table-cell office:value-type="float" office:value="12800">
                <text:p>12800</text:p>
              </table:table-cell>
              <table:table-cell office:value-type="float" office:value="0.00226">
                <text:p>0.00226</text:p>
              </table:table-cell>
            </table:table-row>
            <table:table-row>
              <table:table-cell office:value-type="float" office:value="25600">
                <text:p>25600</text:p>
              </table:table-cell>
              <table:table-cell office:value-type="float" office:value="0.00321">
                <text:p>0.00321</text:p>
              </table:table-cell>
            </table:table-row>
            <table:table-row>
              <table:table-cell office:value-type="float" office:value="51200">
                <text:p>51200</text:p>
              </table:table-cell>
              <table:table-cell office:value-type="float" office:value="0.00253">
                <text:p>0.00253</text:p>
              </table:table-cell>
            </table:table-row>
            <table:table-row>
              <table:table-cell office:value-type="float" office:value="102400">
                <text:p>102400</text:p>
              </table:table-cell>
              <table:table-cell office:value-type="float" office:value="0.00513">
                <text:p>0.00513</text:p>
              </table:table-cell>
            </table:table-row>
            <table:table-row>
              <table:table-cell office:value-type="float" office:value="204800">
                <text:p>204800</text:p>
              </table:table-cell>
              <table:table-cell office:value-type="float" office:value="0.00472">
                <text:p>0.00472</text:p>
              </table:table-cell>
            </table:table-row>
            <table:table-row>
              <table:table-cell office:value-type="float" office:value="409600">
                <text:p>409600</text:p>
              </table:table-cell>
              <table:table-cell office:value-type="float" office:value="0.00473">
                <text:p>0.00473</text:p>
              </table:table-cell>
            </table:table-row>
            <table:table-row>
              <table:table-cell office:value-type="float" office:value="819200">
                <text:p>819200</text:p>
              </table:table-cell>
              <table:table-cell office:value-type="float" office:value="0.00462">
                <text:p>0.0046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